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pitch="fixed"/>
    <style:font-face style:name="Ubuntu1" svg:font-family="Ubuntu" style:font-pitch="fixed"/>
    <style:font-face style:name="Courier New2" svg:font-family="'Courier New'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99ccff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solid" draw:fill-color="#99ccff"/>
      <style:text-properties style:font-name="Ubuntu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Ubuntu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5cm"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margin-top="0cm" fo:margin-bottom="0.5cm"/>
      <style:text-properties style:font-name="Ubuntu" fo:font-size="32pt" style:font-size-asian="32pt" style:font-size-complex="32pt"/>
    </style:style>
    <style:style style:name="P7" style:family="paragraph">
      <style:paragraph-properties fo:margin-top="0cm" fo:margin-bottom="0.5cm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.5cm" fo:line-height="100%" fo:text-align="start">
        <style:tab-stops>
          <style:tab-stop style:position="22.007cm"/>
        </style:tab-stops>
      </style:paragraph-properties>
    </style:style>
    <style:style style:name="P11" style:family="paragraph">
      <style:paragraph-properties fo:margin-top="0cm" fo:margin-bottom="0cm"/>
      <style:text-properties style:font-name="Ubuntu" fo:font-size="20pt" style:font-size-asian="20pt" style:font-size-complex="20pt"/>
    </style:style>
    <style:style style:name="P12" style:family="paragraph">
      <style:paragraph-properties fo:margin-left="1.5cm" fo:margin-right="0cm" fo:margin-top="0cm" fo:margin-bottom="0cm" fo:line-height="100%" fo:text-indent="0cm"/>
    </style:style>
    <style:style style:name="P13" style:family="paragraph">
      <style:paragraph-properties fo:margin-top="0cm" fo:margin-bottom="0cm" fo:line-height="100%"/>
      <style:text-properties style:font-name="Courier New2" fo:font-size="8pt" style:font-size-asian="8pt" style:font-size-complex="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top="0cm" fo:margin-bottom="0cm"/>
      <style:text-properties style:font-name="Ubuntu" fo:font-size="12pt" style:font-size-asian="12pt" style:font-size-complex="12pt"/>
    </style:style>
    <style:style style:name="P17" style:family="paragraph">
      <style:paragraph-properties fo:margin-top="0cm" fo:margin-bottom="0cm" fo:line-height="100%" fo:text-align="start">
        <style:tab-stops>
          <style:tab-stop style:position="20.009cm"/>
        </style:tab-stops>
      </style:paragraph-properties>
    </style:style>
    <style:style style:name="P18" style:family="paragraph">
      <style:paragraph-properties fo:margin-top="0cm" fo:margin-bottom="0cm" fo:line-height="100%" fo:text-align="start">
        <style:tab-stops>
          <style:tab-stop style:position="22.007cm"/>
        </style:tab-stops>
      </style:paragraph-properties>
    </style:style>
    <style:style style:name="P19" style:family="paragraph">
      <style:paragraph-properties fo:margin-top="0cm" fo:margin-bottom="0cm"/>
      <style:text-properties fo:font-size="11pt" style:font-size-asian="11pt" style:font-size-complex="11pt"/>
    </style:style>
    <style:style style:name="P20" style:family="paragraph">
      <style:paragraph-properties fo:margin-top="0cm" fo:margin-bottom="0cm"/>
      <style:text-properties style:font-name="Ubuntu" fo:font-size="11pt" style:font-size-asian="11pt" style:font-size-complex="11pt"/>
    </style:style>
    <style:style style:name="P21" style:family="paragraph">
      <style:paragraph-properties fo:margin-top="0cm" fo:margin-bottom="0cm" fo:line-height="100%"/>
      <style:text-properties style:font-name="Courier New2" fo:font-size="12pt" style:font-size-asian="12pt" style:font-size-complex="12pt"/>
    </style:style>
    <style:style style:name="P22" style:family="paragraph">
      <loext:graphic-properties draw:fill-color="#ffffff"/>
      <style:text-properties style:font-name="Ubuntu" fo:font-size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style:font-size-asian="20pt" style:font-size-complex="20pt"/>
    </style:style>
    <style:style style:name="T3" style:family="text">
      <style:text-properties fo:color="#cc6633" style:font-name="Ubuntu"/>
    </style:style>
    <style:style style:name="T4" style:family="text">
      <style:text-properties fo:color="#cc6633" style:font-name="Ubuntu" fo:font-size="20pt" style:font-size-asian="20pt" style:font-size-complex="20pt"/>
    </style:style>
    <style:style style:name="T5" style:family="text">
      <style:text-properties style:font-name="Ubuntu" fo:font-size="32pt" style:font-size-asian="32pt" style:font-size-complex="32pt"/>
    </style:style>
    <style:style style:name="T6" style:family="text">
      <style:text-properties style:font-name="Courier New2"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cc6633" style:text-outline="false" style:text-line-through-style="none" style:text-line-through-type="none" style:text-position="0% 100%" style:font-name="Courier New2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Free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font-name="Courier New2" fo:font-size="16pt" style:font-size-asian="16pt" style:font-size-complex="16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6633" style:text-outline="false" style:text-line-through-style="none" style:text-line-through-type="none" style:font-name="Courier New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663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ourier New2" fo:font-size="12pt" style:font-size-asian="12pt" style:font-size-complex="12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ourier New2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47ff" style:text-outline="false" style:text-line-through-style="none" style:text-line-through-type="none" style:font-name="Courier New2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ae00" style:text-outline="false" style:text-line-through-style="none" style:text-line-through-type="none" style:font-name="Courier New2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6633" style:text-outline="false" style:text-line-through-style="none" style:text-line-through-type="none" style:font-name="Ubuntu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 New2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urier New2" fo:font-size="11pt" style:font-size-asian="11pt" style:font-size-complex="11pt"/>
    </style:style>
    <style:style style:name="T23" style:family="text">
      <style:text-properties fo:color="#0047ff" style:font-name="Courier New2" fo:font-size="11pt" style:font-size-asian="11pt" style:font-size-complex="11pt"/>
    </style:style>
    <style:style style:name="T24" style:family="text">
      <style:text-properties fo:font-variant="normal" fo:text-transform="none"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letter-kerning="true" fo:background-color="transparent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e00" style:text-outline="false" style:text-line-through-style="none" style:text-line-through-type="none" style:font-name="Courier New2" fo:font-size="12pt" fo:font-style="normal" fo:text-shadow="none" style:text-underline-style="none" fo:font-weight="normal" style:letter-kerning="true" fo:background-color="transparent" style:font-name-asian="Noto Sans CJK SC Regular" style:font-size-asian="11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Ubuntu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2cm" presentation:class="title" presentation:user-transformed="true">
          <draw:text-box>
            <text:p><text:span text:style-name="T1">Controlling overload resolution</text:span><text:span text:style-name="T1"><text:line-break/></text:span><text:span text:style-name="T1">with SFINAE</text:span></text:p>
          </draw:text-box>
        </draw:frame>
        <draw:frame presentation:style-name="pr2" draw:text-style-name="P3" draw:layer="layout" svg:width="25.199cm" svg:height="12.179cm" svg:x="1.4cm" svg:y="6.4cm" presentation:class="subtitle" presentation:user-transformed="true">
          <draw:text-box>
            <text:p text:style-name="P2"><text:span text:style-name="T2">MUC++ Lightning Talks</text:span></text:p>
            <text:p text:style-name="P2"><text:span text:style-name="T2">2017-09-13</text:span></text:p>
            <text:p text:style-name="P2"><text:span text:style-name="T2"/></text:p>
            <text:p text:style-name="P2"><text:span text:style-name="T2"/></text:p>
            <text:p><text:span text:style-name="T1">Short follow-up on the discussion</text:span><text:span text:style-name="T1"><text:line-break/></text:span><text:span text:style-name="T1">during Roland Bock’s presentation</text:span><text:span text:style-name="T1"><text:line-break/></text:span><text:span text:style-name="T1">“</text:span><text:span text:style-name="T3"><text:a xlink:href="https://www.meetup.com/MUCplusplus/events/242434112/" xlink:type="simple">Template Magic for Beginners</text:a></text:span><text:span text:style-name="T1">”</text:span><text:span text:style-name="T1"><text:line-break/></text:span><text:span text:style-name="T1">on 2017-08-31</text:span></text:p>
            <text:p><text:span text:style-name="T1"/></text:p>
            <text:p text:style-name="P2"><text:span text:style-name="T2"><text:line-break/></text:span><text:span text:style-name="T2">Matthäus Brandl</text:span><text:span text:style-name="T2"><text:line-break/></text:span><text:span text:style-name="T4"><text:a xlink:href="mailto:brandl.matthaeus@gmail.com" xlink:type="simple">brandl.matthaeus@gmail.co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2cm" presentation:class="title" presentation:user-transformed="true">
          <draw:text-box>
            <text:p><text:span text:style-name="T1">Controlling overload resolution</text:span><text:span text:style-name="T1"><text:line-break/></text:span><text:span text:style-name="T1">with SFINAE</text:span></text:p>
          </draw:text-box>
        </draw:frame>
        <draw:frame presentation:style-name="pr2" draw:text-style-name="P6" draw:layer="layout" svg:width="25.199cm" svg:height="12.179cm" svg:x="1.4cm" svg:y="6.4cm" presentation:class="subtitle" presentation:user-transformed="true">
          <draw:text-box>
            <text:p text:style-name="P5"><text:span text:style-name="T5">Question:</text:span></text:p>
            <text:p text:style-name="P5"><text:span text:style-name="T5">Is it possible to have more than two paths to </text:span><text:span text:style-name="T5">choose from when controlling overload </text:span><text:span text:style-name="T5">resolution with SFINA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cm" svg:x="1.401cm" svg:y="6cm" presentation:class="outline" presentation:user-transformed="true">
          <draw:text-box>
            <text:list text:style-name="L2">
              <text:list-item>
                <text:p text:style-name="P7"><text:span text:style-name="T6"><text:a xlink:href="http://en.cppreference.com/w/cpp/types/is_pointer" xlink:type="simple">std::is_pointer</text:a></text:span></text:p>
              </text:list-item>
              <text:list-item>
                <text:p xml:id="id1" text:id="id1" text:style-name="P7"><text:span text:style-name="T6"><text:a xlink:href="http://en.cppreference.com/w/cpp/types/is_pod" xlink:type="simple">std::is_pod</text:a></text:span></text:p>
                <text:p xml:id="id2" text:id="id2" text:style-name="P8"><text:span text:style-name="T7">Note that both traits are independent - a type can be both, only POD or neither</text:span></text:p>
              </text:list-item>
              <text:list-item>
                <text:p xml:id="id3" text:id="id3" text:style-name="P7"><text:span text:style-name="T8"><text:a xlink:href="http://en.cppreference.com/w/cpp/types/is_integral" xlink:type="simple">std::is_integral</text:a></text:span></text:p>
              </text:list-item>
              <text:list-item>
                <text:p xml:id="id4" text:id="id4" text:style-name="P7"><text:span text:style-name="T6"><text:a xlink:href="http://en.cppreference.com/w/cpp/types/is_floating_point" xlink:type="simple">std::is_floating_point</text:a></text:span></text:p>
              </text:list-item>
              <text:list-item>
                <text:p xml:id="id5" text:id="id5" text:style-name="P7"><text:span text:style-name="T6"><text:a xlink:href="http://en.cppreference.com/w/cpp/types/is_arithmetic" xlink:type="simple">std::is_arithmetic</text:a></text:span></text:p>
                <text:p xml:id="id6" text:id="id6" text:style-name="P8"><text:span text:style-name="T9">Note that </text:span><text:span text:style-name="T10">is_arithmetic</text:span><text:span text:style-name="T9"> is the union of </text:span><text:span text:style-name="T10">is_integral</text:span><text:span text:style-name="T9"> and </text:span><text:span text:style-name="T10">is_floating_point</text:span><text:span text:style-name="T9">.</text:span><text:span text:style-name="T9"><text:line-break/></text:span><text:span text:style-name="T9">Using its negation will result in disjoint traits.</text:span></text:p>
              </text:list-item>
            </text:list>
          </draw:text-box>
        </draw:frame>
        <draw:frame presentation:style-name="pr1" draw:text-style-name="P1" draw:layer="layout" svg:width="25.199cm" svg:height="3.506cm" svg:x="1.402cm" svg:y="2cm" presentation:class="title" presentation:user-transformed="true">
          <draw:text-box>
            <text:p><text:span text:style-name="T1">Used type trait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6.486cm" svg:x="1.4cm" svg:y="6cm" presentation:class="outline" presentation:user-transformed="true">
          <draw:text-box>
            <text:p text:style-name="P7"><text:span text:style-name="T2">Roland Bock used the following syntax in his presentation:</text:span></text:p>
            <text:p text:style-name="P9"><text:span text:style-name="T11">template &lt;class T, typename = std::enable_if_t&lt;std::is_pointer&lt;T&gt;::value&gt;&gt;</text:span></text:p>
            <text:p text:style-name="P9"><text:span text:style-name="T11">void foo(T)</text:span></text:p>
            <text:p text:style-name="P9"><text:span text:style-name="T11">{</text:span></text:p>
            <text:p text:style-name="P9"><text:span text:style-name="T11"><text:s text:c="4"/></text:span><text:span text:style-name="T11">// ...</text:span></text:p>
            <text:p text:style-name="P9"><text:span text:style-name="T11">}</text:span></text:p>
            <text:p text:style-name="P10"><text:span text:style-name="T12">The syntax surprised me at first, but then I realized that it is a really short and elegant way of </text:span><text:span text:style-name="T12">using </text:span><text:span text:style-name="T13"><text:a xlink:href="http://en.cppreference.com/w/cpp/types/enable_if" xlink:type="simple">std::enable_if</text:a></text:span><text:span text:style-name="T12">.</text:span></text:p>
          </draw:text-box>
        </draw:frame>
        <draw:frame presentation:style-name="pr4" draw:text-style-name="P13" draw:layer="layout" svg:width="25.199cm" svg:height="7cm" svg:x="1.4cm" svg:y="13cm" presentation:class="outline" presentation:user-transformed="true">
          <draw:text-box>
            <text:p xml:id="id7" text:id="id7" text:style-name="P10"><text:span text:style-name="T12">However this does not fare well if used for more than one overload. Turning one overload off is possible, but selecting from several overloads fails. Your code </text:span><text:span text:style-name="T14"><text:a xlink:href="http://coliru.stacked-crooked.com/a/2f97d979fcbcbfc0" xlink:type="simple">would not compile</text:a></text:span><text:span text:style-name="T12">, even if you do not instantiate any of the function templates.</text:span></text:p>
            <text:p xml:id="id8" text:id="id8" text:style-name="P10"><text:span text:style-name="T14"><text:a xlink:href="http://en.cppreference.com/w/cpp/types/enable_if#Notes" xlink:type="simple">cppreference</text:a></text:span><text:span text:style-name="T14"> </text:span><text:span text:style-name="T12">explains why this is illegal:</text:span></text:p>
            <text:p xml:id="id9" text:id="id9" text:style-name="P12"><text:span text:style-name="T15">“</text:span><text:span text:style-name="T15">... because default template arguments are not part of [the] function template's signature, and declaring two different function templates with the same signature is illegal.”</text:span></text:p>
          </draw:text-box>
        </draw:frame>
        <draw:frame presentation:style-name="pr1" draw:text-style-name="P1" draw:layer="layout" svg:width="25.199cm" svg:height="3.506cm" svg:x="1.402cm" svg:y="2cm" presentation:class="title" presentation:user-transformed="true">
          <draw:text-box>
            <text:p><text:span text:style-name="T1">Note on SFINAE synta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11.2cm" svg:x="1.4cm" svg:y="6cm" presentation:class="outline" presentation:user-transformed="true">
          <draw:text-box>
            <text:p text:style-name="P9"><text:span text:style-name="T16">#include &lt;iostream&gt;</text:span></text:p>
            <text:p text:style-name="P15"><text:span text:style-name="T17">#include &lt;memory&gt;</text:span></text:p>
            <text:p text:style-name="P15"><text:span text:style-name="T17">#include &lt;type_traits&gt;</text:span></text:p>
            <text:p text:style-name="P15"><text:span text:style-name="T17"/></text:p>
            <text:p text:style-name="P15"><text:span text:style-name="T17">template &lt;class T, std::enable_if_t&lt;</text:span><text:span text:style-name="T18">std::is_pointer&lt;T&gt;::value</text:span><text:span text:style-name="T17">, int&gt; = 0&gt;</text:span></text:p>
            <text:p text:style-name="P15"><text:span text:style-name="T17">void foo(T)</text:span></text:p>
            <text:p text:style-name="P15"><text:span text:style-name="T17">{</text:span></text:p>
            <text:p text:style-name="P15"><text:span text:style-name="T17"><text:s text:c="4"/></text:span><text:span text:style-name="T17">std::cout &lt;&lt; "foo&lt;is_pointer&gt;()" &lt;&lt; std::endl;</text:span></text:p>
            <text:p text:style-name="P15"><text:span text:style-name="T17">}</text:span></text:p>
            <text:p text:style-name="P15"><text:span text:style-name="T17"/></text:p>
            <text:p text:style-name="P15"><text:span text:style-name="T17">template &lt;class T, std::enable_if_t&lt;</text:span><text:span text:style-name="T18">!std::is_pointer&lt;T&gt;::value</text:span><text:span text:style-name="T17">, int&gt; = 0&gt;</text:span></text:p>
            <text:p text:style-name="P15"><text:span text:style-name="T17">void foo(T)</text:span></text:p>
            <text:p text:style-name="P15"><text:span text:style-name="T17">{</text:span></text:p>
            <text:p text:style-name="P15"><text:span text:style-name="T17"><text:s text:c="4"/></text:span><text:span text:style-name="T17">std::cout &lt;&lt; "foo&lt;!is_pointer&gt;()" &lt;&lt; std::endl;</text:span></text:p>
            <text:p text:style-name="P15"><text:span text:style-name="T17">}</text:span></text:p>
            <text:p text:style-name="P15"><text:span text:style-name="T17"/></text:p>
            <text:p text:style-name="P15"><text:span text:style-name="T17">int main()</text:span></text:p>
            <text:p text:style-name="P15"><text:span text:style-name="T17">{</text:span></text:p>
            <text:p text:style-name="P15"><text:span text:style-name="T17"><text:s text:c="4"/></text:span><text:span text:style-name="T17">foo(5);</text:span></text:p>
            <text:p text:style-name="P15"><text:span text:style-name="T17"><text:s text:c="4"/></text:span><text:span text:style-name="T17">foo(&amp;foo&lt;int&gt;);</text:span></text:p>
            <text:p text:style-name="P15"><text:span text:style-name="T17">}</text:span></text:p>
            <text:p text:style-name="P15"><text:span text:style-name="T17"/></text:p>
          </draw:text-box>
        </draw:frame>
        <draw:frame presentation:style-name="pr4" draw:text-style-name="P13" draw:layer="layout" svg:width="25.199cm" svg:height="2cm" svg:x="1.4cm" svg:y="17.8cm" presentation:class="outline" presentation:user-transformed="true">
          <draw:text-box>
            <text:p xml:id="id10" text:id="id10" text:style-name="P17"><text:span text:style-name="T19">foo&lt;!is_pointer&gt;()</text:span><text:span text:style-name="T17"><text:tab/></text:span><text:span text:style-name="T20"><text:a xlink:href="http://coliru.stacked-crooked.com/a/de1109c11bf4ca36" xlink:type="simple">Live on Coliru</text:a></text:span></text:p>
            <text:p xml:id="id11" text:id="id11" text:style-name="P18"><text:span text:style-name="T19">foo&lt;is_pointer&gt;()</text:span></text:p>
            <text:p text:style-name="P15"><text:span text:style-name="T21"/></text:p>
          </draw:text-box>
        </draw:frame>
        <draw:frame presentation:style-name="pr1" draw:text-style-name="P1" draw:layer="layout" svg:width="25.199cm" svg:height="3.506cm" svg:x="1.403cm" svg:y="2cm" presentation:class="title" presentation:user-transformed="true">
          <draw:text-box>
            <text:p><text:span text:style-name="T1">Oppositional conditions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2cm" presentation:class="title" presentation:user-transformed="true">
          <draw:text-box>
            <text:p><text:span text:style-name="T1">Disjoint conditions work</text:span></text:p>
          </draw:text-box>
        </draw:frame>
        <draw:frame presentation:style-name="pr4" draw:text-style-name="P16" draw:layer="layout" svg:width="25.199cm" svg:height="11.8cm" svg:x="1.4cm" svg:y="6cm" presentation:class="outline" presentation:user-transformed="true">
          <draw:text-box>
            <text:p text:style-name="P9"><text:span text:style-name="T17">#include &lt;iostream&gt;</text:span></text:p>
            <text:p text:style-name="P9"><text:span text:style-name="T17">#include &lt;type_traits&gt;</text:span></text:p>
            <text:p text:style-name="P9"><text:span text:style-name="T17"/></text:p>
            <text:p text:style-name="P9"><text:span text:style-name="T17">template &lt;class T, std::enable_if_t&lt;</text:span><text:span text:style-name="T18">std::is_integral&lt;T&gt;::value</text:span><text:span text:style-name="T17">, int&gt; = 0&gt;</text:span></text:p>
            <text:p text:style-name="P9"><text:span text:style-name="T17">void foo(T)</text:span></text:p>
            <text:p text:style-name="P9"><text:span text:style-name="T17">{</text:span></text:p>
            <text:p text:style-name="P9"><text:span text:style-name="T17"><text:s text:c="4"/></text:span><text:span text:style-name="T17">std::cout &lt;&lt; "foo&lt;is_integral&gt;()" &lt;&lt; std::endl;</text:span></text:p>
            <text:p text:style-name="P9"><text:span text:style-name="T17">}</text:span></text:p>
            <text:p text:style-name="P9"><text:span text:style-name="T17"/></text:p>
            <text:p text:style-name="P9"><text:span text:style-name="T17">template &lt;class T, std::enable_if_t&lt;</text:span><text:span text:style-name="T18">std::is_floating_point&lt;T&gt;::value</text:span><text:span text:style-name="T17">, int&gt; = 0&gt;</text:span></text:p>
            <text:p text:style-name="P9"><text:span text:style-name="T17">void foo(T)</text:span></text:p>
            <text:p text:style-name="P9"><text:span text:style-name="T17">{</text:span></text:p>
            <text:p text:style-name="P9"><text:span text:style-name="T17"><text:s text:c="4"/></text:span><text:span text:style-name="T17">std::cout &lt;&lt; "foo&lt;is_floating_point&gt;()" &lt;&lt; std::endl;</text:span></text:p>
            <text:p text:style-name="P9"><text:span text:style-name="T17">}</text:span></text:p>
            <text:p text:style-name="P9"><text:span text:style-name="T17"/></text:p>
            <text:p text:style-name="P9"><text:span text:style-name="T17">template &lt;class T, std::enable_if_t&lt;</text:span><text:span text:style-name="T18">!std::is_arithmetic&lt;T&gt;::value</text:span><text:span text:style-name="T17">, int&gt; = 0&gt;</text:span></text:p>
            <text:p text:style-name="P9"><text:span text:style-name="T17">void foo(T)</text:span></text:p>
            <text:p text:style-name="P9"><text:span text:style-name="T17">{</text:span></text:p>
            <text:p text:style-name="P9"><text:span text:style-name="T17"><text:s text:c="4"/></text:span><text:span text:style-name="T17">std::cout &lt;&lt; "foo&lt;!std::is_arithmetic&gt;()" &lt;&lt; std::endl;</text:span></text:p>
            <text:p text:style-name="P9"><text:span text:style-name="T17">}</text:span></text:p>
            <text:p text:style-name="P9"><text:span text:style-name="T17"/></text:p>
            <text:p text:style-name="P9"><text:span text:style-name="T17">int main()</text:span></text:p>
            <text:p text:style-name="P9"><text:span text:style-name="T17">{</text:span></text:p>
            <text:p text:style-name="P9"><text:span text:style-name="T17"><text:s text:c="4"/></text:span><text:span text:style-name="T17">foo(42);</text:span></text:p>
            <text:p text:style-name="P9"><text:span text:style-name="T17"><text:s text:c="4"/></text:span><text:span text:style-name="T17">foo(3.14);</text:span></text:p>
            <text:p text:style-name="P9"><text:span text:style-name="T17"><text:s text:c="4"/></text:span><text:span text:style-name="T17">foo(&amp;foo&lt;int&gt;);</text:span></text:p>
            <text:p text:style-name="P9"><text:span text:style-name="T17">}</text:span></text:p>
          </draw:text-box>
        </draw:frame>
        <draw:frame presentation:style-name="pr4" draw:text-style-name="P13" draw:layer="layout" svg:width="25.199cm" svg:height="2cm" svg:x="1.4cm" svg:y="18cm" presentation:class="outline" presentation:user-transformed="true">
          <draw:text-box>
            <text:p xml:id="id12" text:id="id12" text:style-name="P17"><text:span text:style-name="T19">foo&lt;is_integral&gt;()</text:span><text:span text:style-name="T17"><text:tab/></text:span><text:span text:style-name="T20"><text:a xlink:href="http://coliru.stacked-crooked.com/a/d1c6c0a30d2a2aed" xlink:type="simple">Live on Coliru</text:a></text:span></text:p>
            <text:p xml:id="id13" text:id="id13" text:style-name="P18"><text:span text:style-name="T19">foo&lt;is_floating_point&gt;()</text:span></text:p>
            <text:p xml:id="id14" text:id="id14" text:style-name="P18"><text:span text:style-name="T19">foo&lt;!std::is_arithmetic&gt;()</text:span></text:p>
            <text:p text:style-name="P15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2cm" presentation:class="title" presentation:user-transformed="true">
          <draw:text-box>
            <text:p><text:span text:style-name="T1">Overlapping conditions fail</text:span></text:p>
          </draw:text-box>
        </draw:frame>
        <draw:frame presentation:style-name="pr4" draw:text-style-name="P20" draw:layer="layout" svg:width="25.199cm" svg:height="8.6cm" svg:x="1.4cm" svg:y="6cm" presentation:class="outline" presentation:user-transformed="true">
          <draw:text-box>
            <text:p text:style-name="P19"><text:span text:style-name="T22">#include &lt;iostream&gt;</text:span></text:p>
            <text:p text:style-name="P19"><text:span text:style-name="T22">#include &lt;type_traits&gt;</text:span></text:p>
            <text:p text:style-name="P19"><text:span text:style-name="T22"/></text:p>
            <text:p text:style-name="P19"><text:span text:style-name="T22">template &lt;class T, std::enable_if_t&lt;</text:span><text:span text:style-name="T23">std::is_pointer&lt;T&gt;::value</text:span><text:span text:style-name="T22">, int&gt; = 0&gt;</text:span></text:p>
            <text:p text:style-name="P19"><text:span text:style-name="T22">void foo(T)</text:span></text:p>
            <text:p text:style-name="P19"><text:span text:style-name="T22">{</text:span></text:p>
            <text:p text:style-name="P19"><text:span text:style-name="T22"><text:s text:c="4"/></text:span><text:span text:style-name="T22">std::cout &lt;&lt; "foo&lt;is_pointer&gt;()" &lt;&lt; std::endl;</text:span></text:p>
            <text:p text:style-name="P19"><text:span text:style-name="T22">}</text:span></text:p>
            <text:p text:style-name="P19"><text:span text:style-name="T22"/></text:p>
            <text:p text:style-name="P19"><text:span text:style-name="T22">template &lt;class T, std::enable_if_t&lt;</text:span><text:span text:style-name="T23">std::is_pod&lt;T&gt;::value</text:span><text:span text:style-name="T22">, int&gt; = 0&gt;</text:span></text:p>
            <text:p text:style-name="P19"><text:span text:style-name="T22">void foo(T)</text:span></text:p>
            <text:p text:style-name="P19"><text:span text:style-name="T22">{</text:span></text:p>
            <text:p text:style-name="P19"><text:span text:style-name="T22"><text:s text:c="4"/></text:span><text:span text:style-name="T22">std::cout &lt;&lt; "foo&lt;is_pod&gt;()" &lt;&lt; std::endl;</text:span></text:p>
            <text:p text:style-name="P19"><text:span text:style-name="T22">}</text:span></text:p>
            <text:p text:style-name="P19"><text:span text:style-name="T22"/></text:p>
            <text:p text:style-name="P19"><text:span text:style-name="T22">int main()</text:span></text:p>
            <text:p text:style-name="P19"><text:span text:style-name="T22">{</text:span></text:p>
            <text:p text:style-name="P19"><text:span text:style-name="T22"><text:s text:c="4"/></text:span><text:span text:style-name="T22">foo(static_cast&lt;int*&gt;(nullptr));</text:span></text:p>
            <text:p text:style-name="P19"><text:span text:style-name="T22">}</text:span></text:p>
          </draw:text-box>
        </draw:frame>
        <draw:frame presentation:style-name="pr4" draw:text-style-name="P21" draw:layer="layout" svg:width="25.199cm" svg:height="5.2cm" svg:x="1.4cm" svg:y="14.8cm" presentation:class="outline" presentation:user-transformed="true">
          <draw:text-box>
            <text:p xml:id="id15" text:id="id15" text:style-name="P17"><text:span text:style-name="T24">main.cpp: In function 'int main()':</text:span><text:span text:style-name="T17"><text:tab/></text:span><text:span text:style-name="T20"><text:a xlink:href="http://coliru.stacked-crooked.com/a/9e8e5ec75aca4fb2" xlink:type="simple">Live on Coliru</text:a></text:span></text:p>
            <text:p xml:id="id16" text:id="id16" text:style-name="P18"><text:span text:style-name="T24">main.cpp:18:35: error: call of overloaded 'foo(int*)' is ambiguous</text:span></text:p>
            <text:p xml:id="id17" text:id="id17" text:style-name="P18"><text:span text:style-name="T24"><text:s text:c="5"/></text:span><text:span text:style-name="T24">foo(static_cast&lt;int*&gt;(nullptr));</text:span></text:p>
            <text:p xml:id="id18" text:id="id18" text:style-name="P18"><text:span text:style-name="T24"><text:s text:c="35"/></text:span><text:span text:style-name="T24">^</text:span></text:p>
            <text:p xml:id="id19" text:id="id19" text:style-name="P18"><text:span text:style-name="T24">main.cpp:5:6: note: candidate: void foo(T) [with T = int*;</text:span><text:span text:style-name="T24"><text:line-break/></text:span><text:span text:style-name="T24"> <text:s text:c="13"/>typename std::enable_if&lt;std::is_pointer&lt;_Tp&gt;::value, int&gt;::type &lt;anonymous&gt; = 0]</text:span></text:p>
            <text:p xml:id="id20" text:id="id20" text:style-name="P18"><text:span text:style-name="T24"><text:s/></text:span><text:span text:style-name="T24">void foo(T)</text:span></text:p>
            <text:p xml:id="id21" text:id="id21" text:style-name="P18"><text:span text:style-name="T24"><text:s text:c="6"/></text:span><text:span text:style-name="T24">^~~</text:span></text:p>
            <text:p xml:id="id22" text:id="id22" text:style-name="P18"><text:span text:style-name="T24">main.cpp:11:6: note: candidate: void foo(T) [with T = int*;</text:span><text:span text:style-name="T24"><text:line-break/></text:span><text:span text:style-name="T24"> <text:s text:c="14"/>typename std::enable_if&lt;std::is_pod&lt;_Tp&gt;::value, int&gt;::type &lt;anonymous&gt; = 0]</text:span></text:p>
            <text:p xml:id="id23" text:id="id23" text:style-name="P18"><text:span text:style-name="T24"><text:s/></text:span><text:span text:style-name="T24">void foo(T)</text:span></text:p>
            <text:p xml:id="id24" text:id="id24" text:style-name="P18"><text:span text:style-name="T24"><text:s text:c="6"/></text:span><text:span text:style-name="T24">^~~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2cm" presentation:class="title" presentation:user-transformed="true">
          <draw:text-box>
            <text:p><text:span text:style-name="T1">Or do they?</text:span></text:p>
          </draw:text-box>
        </draw:frame>
        <draw:frame presentation:style-name="pr4" draw:text-style-name="P20" draw:layer="layout" svg:width="25.199cm" svg:height="8.6cm" svg:x="1.4cm" svg:y="6cm" presentation:class="outline" presentation:user-transformed="true">
          <draw:text-box>
            <text:p text:style-name="P19"><text:span text:style-name="T22">#include &lt;iostream&gt;</text:span></text:p>
            <text:p text:style-name="P19"><text:span text:style-name="T22">#include &lt;type_traits&gt;</text:span></text:p>
            <text:p text:style-name="P19"><text:span text:style-name="T22"/></text:p>
            <text:p text:style-name="P19"><text:span text:style-name="T22">template &lt;class T, std::enable_if_t&lt;</text:span><text:span text:style-name="T23">std::is_pointer&lt;T&gt;::value</text:span><text:span text:style-name="T22">, int&gt; = 0&gt;</text:span></text:p>
            <text:p text:style-name="P19"><text:span text:style-name="T22">void foo(T)</text:span></text:p>
            <text:p text:style-name="P19"><text:span text:style-name="T22">{</text:span></text:p>
            <text:p text:style-name="P19"><text:span text:style-name="T22"><text:s text:c="4"/></text:span><text:span text:style-name="T22">std::cout &lt;&lt; "foo&lt;is_pointer&gt;()" &lt;&lt; std::endl;</text:span></text:p>
            <text:p text:style-name="P19"><text:span text:style-name="T22">}</text:span></text:p>
            <text:p text:style-name="P19"><text:span text:style-name="T22"/></text:p>
            <text:p text:style-name="P19"><text:span text:style-name="T22">template &lt;class T, std::enable_if_t&lt;</text:span><text:span text:style-name="T23">std::is_pod&lt;T&gt;::value</text:span><text:span text:style-name="T22">, int&gt; = 0&gt;</text:span></text:p>
            <text:p text:style-name="P19"><text:span text:style-name="T22">void foo(T)</text:span></text:p>
            <text:p text:style-name="P19"><text:span text:style-name="T22">{</text:span></text:p>
            <text:p text:style-name="P19"><text:span text:style-name="T22"><text:s text:c="4"/></text:span><text:span text:style-name="T22">std::cout &lt;&lt; "foo&lt;is_pod&gt;()" &lt;&lt; std::endl;</text:span></text:p>
            <text:p text:style-name="P19"><text:span text:style-name="T22">}</text:span></text:p>
            <text:p text:style-name="P19"><text:span text:style-name="T22"/></text:p>
            <text:p text:style-name="P19"><text:span text:style-name="T22">int main()</text:span></text:p>
            <text:p text:style-name="P19"><text:span text:style-name="T22">{</text:span></text:p>
            <text:p text:style-name="P19"><text:span text:style-name="T22"><text:s text:c="4"/></text:span><text:span text:style-name="T22">foo(nullptr);</text:span></text:p>
            <text:p text:style-name="P19"><text:span text:style-name="T22">}</text:span></text:p>
          </draw:text-box>
        </draw:frame>
        <draw:frame presentation:style-name="pr4" draw:text-style-name="P21" draw:layer="layout" svg:width="25.199cm" svg:height="1.2cm" svg:x="1.4cm" svg:y="14.8cm" presentation:class="outline" presentation:user-transformed="true">
          <draw:text-box>
            <text:p text:style-name="P17"><text:span text:style-name="T25">foo&lt;is_pod&gt;()</text:span><text:span text:style-name="T17"><text:tab/></text:span><text:span text:style-name="T20"><text:a xlink:href="http://coliru.stacked-crooked.com/a/3eb80d177c435ac0" xlink:type="simple">Live on Coliru</text:a></text:span></text:p>
            <text:p text:style-name="P17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2cm" presentation:class="title" presentation:user-transformed="true">
          <draw:text-box>
            <text:p><text:span text:style-name="T1">Controlling overload resolution</text:span><text:span text:style-name="T1"><text:line-break/></text:span><text:span text:style-name="T1">with SFINAE</text:span></text:p>
          </draw:text-box>
        </draw:frame>
        <draw:frame presentation:style-name="pr2" draw:text-style-name="P22" draw:layer="layout" svg:width="25.199cm" svg:height="12.179cm" svg:x="1.4cm" svg:y="6.4cm" presentation:class="subtitle" presentation:user-transformed="true">
          <draw:text-box>
            <text:p><text:span text:style-name="T26">Thanks for your atten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pitch="fixed"/>
    <style:font-face style:name="Ubuntu1" svg:font-family="Ubuntu" style:font-pitch="fixed"/>
    <style:font-face style:name="Courier New2" svg:font-family="'Courier New'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000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draw:fit-to-contour="false" fo:max-height="0cm" fo:max-width="0cm" fo:min-height="11.92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fixed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äus Brandl</meta:initial-creator>
    <meta:creation-date>2017-09-09T16:53:15.198597783</meta:creation-date>
    <dc:date>2017-09-12T21:35:02.855631228</dc:date>
    <dc:creator>Matthäus Brandl</dc:creator>
    <meta:editing-duration>PT3H52M28S</meta:editing-duration>
    <meta:editing-cycles>28</meta:editing-cycles>
    <meta:generator>LibreOffice/5.1.6.2$Linux_X86_64 LibreOffice_project/10m0$Build-2</meta:generator>
    <meta:document-statistic meta:object-count="62"/>
  </office:meta>
</office:document-meta>
</file>